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1e6787" officeooo:paragraph-rsid="0041a08c"/>
    </style:style>
    <style:style style:name="P5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6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7" style:family="paragraph" style:parent-style-name="Standard">
      <style:paragraph-properties fo:text-align="start" style:justify-single-word="false"/>
      <style:text-properties officeooo:rsid="0022bb24" officeooo:paragraph-rsid="0022bb24"/>
    </style:style>
    <style:style style:name="P8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9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10" style:family="paragraph" style:parent-style-name="Standard">
      <style:paragraph-properties fo:text-align="justify" style:justify-single-word="false"/>
      <style:text-properties officeooo:paragraph-rsid="0056619d"/>
    </style:style>
    <style:style style:name="P11" style:family="paragraph" style:parent-style-name="Standard">
      <style:paragraph-properties fo:text-align="justify" style:justify-single-word="false"/>
      <style:text-properties officeooo:rsid="003bc32d" officeooo:paragraph-rsid="003bc32d"/>
    </style:style>
    <style:style style:name="P12" style:family="paragraph" style:parent-style-name="Standard">
      <style:paragraph-properties fo:text-align="justify" style:justify-single-word="false"/>
      <style:text-properties officeooo:rsid="0043404e" officeooo:paragraph-rsid="0043404e"/>
    </style:style>
    <style:style style:name="P13" style:family="paragraph" style:parent-style-name="Standard">
      <style:paragraph-properties fo:text-align="justify" style:justify-single-word="false"/>
      <style:text-properties officeooo:rsid="00562150" officeooo:paragraph-rsid="00562150"/>
    </style:style>
    <style:style style:name="P14" style:family="paragraph" style:parent-style-name="Standard">
      <style:paragraph-properties fo:text-align="justify" style:justify-single-word="false"/>
      <style:text-properties officeooo:rsid="001d0ece" officeooo:paragraph-rsid="003a3cef"/>
    </style:style>
    <style:style style:name="P15" style:family="paragraph" style:parent-style-name="Standard">
      <style:paragraph-properties fo:text-align="justify" style:justify-single-word="false"/>
      <style:text-properties officeooo:rsid="00484871" officeooo:paragraph-rsid="0056619d"/>
    </style:style>
    <style:style style:name="P16" style:family="paragraph" style:parent-style-name="Text_20_body">
      <style:paragraph-properties fo:text-align="justify" style:justify-single-word="false"/>
      <style:text-properties officeooo:rsid="00435e14" officeooo:paragraph-rsid="00435e14"/>
    </style:style>
    <style:style style:name="P17" style:family="paragraph" style:parent-style-name="Text_20_body">
      <style:paragraph-properties fo:text-align="justify" style:justify-single-word="false"/>
      <style:text-properties officeooo:rsid="0045a011" officeooo:paragraph-rsid="0045a011"/>
    </style:style>
    <style:style style:name="P18" style:family="paragraph" style:parent-style-name="Text_20_body">
      <style:paragraph-properties fo:text-align="justify" style:justify-single-word="false"/>
      <style:text-properties officeooo:rsid="004d0013" officeooo:paragraph-rsid="004d0013"/>
    </style:style>
    <style:style style:name="P19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20" style:family="paragraph" style:parent-style-name="Subtitle">
      <style:text-properties officeooo:rsid="005801a6" officeooo:paragraph-rsid="005801a6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1f3df" officeooo:paragraph-rsid="0031f3df"/>
    </style:style>
    <style:style style:name="P22" style:family="paragraph" style:parent-style-name="Standard">
      <style:paragraph-properties fo:text-align="justify" style:justify-single-word="false"/>
      <style:text-properties officeooo:rsid="002739d7" officeooo:paragraph-rsid="002739d7"/>
    </style:style>
    <style:style style:name="P23" style:family="paragraph" style:parent-style-name="Heading_20_2">
      <style:text-properties officeooo:paragraph-rsid="00203c7d"/>
    </style:style>
    <style:style style:name="P24" style:family="paragraph" style:parent-style-name="Heading_20_2">
      <style:paragraph-properties fo:text-align="justify" style:justify-single-word="false"/>
    </style:style>
    <style:style style:name="P25" style:family="paragraph" style:parent-style-name="Heading_20_2">
      <style:text-properties officeooo:paragraph-rsid="0056619d"/>
    </style:style>
    <style:style style:name="P26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T1" style:family="text">
      <style:text-properties officeooo:rsid="003a3cef"/>
    </style:style>
    <style:style style:name="T2" style:family="text">
      <style:text-properties officeooo:rsid="0056619d"/>
    </style:style>
    <style:style style:name="T3" style:family="text">
      <style:text-properties officeooo:rsid="00484871"/>
    </style:style>
    <style:style style:name="T4" style:family="text">
      <style:text-properties officeooo:rsid="00595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P20">O Caminho Mais Rápido</text:p>
      <text:p text:style-name="P2">Douglas Rodrigues de Almeida</text:p>
      <text:p text:style-name="P2"><text:a xlink:type="simple" xlink:href="mailto:douglasralmeida@live.com" text:style-name="Internet_20_link" text:visited-style-name="Visited_20_Internet_20_Link">douglasralmeida@live.com</text:a></text:p>
      <text:p text:style-name="P2"/>
      <text:h text:style-name="Heading_20_1" text:outline-level="1">1. Introdução</text:h>
      <text:p text:style-name="P22">O objetivo deste trabalho é implementar <text:span text:style-name="T4">um aplicativo que, dado um mapa com as ruas de uma cidade e o tempo de deslocamento entre elas, seja calculado o tempo gasto para se deslocar pelo caminho mais rápido entre dois pontos determinados. Uma vez encontrados todos os caminhos mais rápidos desejados que estes sejam listados em ordem decrescente.</text:span></text:p>
      <text:h text:style-name="Heading_20_1" text:outline-level="1">2. Implementação</text:h>
      <text:h text:style-name="P23" text:outline-level="2">Estrutura de Dados</text:h>
      <text:p text:style-name="P8">Para executar foi criado um Tipo Abstrato de Dados <text:span text:style-name="T2">XXX </text:span>com a seguinte implementação:</text:p>
      <text:list xml:id="list7593331374125649656" text:style-name="L1">
        <text:list-item>
          <text:p text:style-name="P21">...</text:p>
        </text:list-item>
      </text:list>
      <text:h text:style-name="P24" text:outline-level="2">Funções e Procedimentos</text:h>
      <text:p text:style-name="P9">O TAD <text:span text:style-name="T2">XXX</text:span> possui as seguintes <text:span text:style-name="T1">funções</text:span>:</text:p>
      <text:p text:style-name="Codigo_20_Fonte"/>
      <text:h text:style-name="P25" text:outline-level="2"><text:span text:style-name="T2">Outros </text:span>TAD<text:span text:style-name="T2">s</text:span></text:h>
      <text:p text:style-name="P10">…</text:p>
      <text:h text:style-name="Heading_20_2" text:outline-level="2"><text:line-break/>Programa Principal</text:h>
      <text:p text:style-name="P11">O programa principal recebe dois argumentos do aviso de comando com nomes de dois arquivos. O primeiro com a entrada de dados para …….</text:p>
      <text:p text:style-name="P12">Ao iniciar o processamento, uma variável grava a hora atual do sistema. Quando chega uma nova tarefa, caso seu tempo de chegada seja inferior ao tempo atual, ela é enfileirada. Caso contrário, o sistema checa se a fila de impressão está vazia. Caso positivo, a tarefa é processada, o tempo atual é alterado para o tempo da chegada da tarefa e o sistema aguardará a próxima tarefa de impressão. Caso a fila não esteja vazia, a próxima tarefa da fila é processada e, ao tempo atual, é somado o tempo gasto na impressão. Esse passo repete-se até que o tempo atual seja maior que o tempo de chegada da última tarefa recebida ou até que a fila de impressão fique vazia.</text:p>
      <text:p text:style-name="P13">Após receber todas as tarefas, o sistema processa todas as tarefas da fila, caso existam, e encerra o processamento.</text:p>
      <text:h text:style-name="P26" text:outline-level="2">Organização do código</text:h>
      <text:p text:style-name="P16">O código está dividido em <text:span text:style-name="T2">1</text:span> arquivos principais….</text:p>
      <text:p text:style-name="P17">O compilador utilizado foi o GCC 4.8 no sistema operacional CentOS 7.1.</text:p>
      <text:p text:style-name="P18">Para executar o programa, digite no arquivo de comando:</text:p>
      <text:p text:style-name="P19"><text:soft-page-break/>./main &lt;arquivoentrada&gt; &lt;arquivosaida&gt;</text:p>
      <text:h text:style-name="Heading_20_1" text:outline-level="1">3. Análise de Complexidade</text:h>
      <text:p text:style-name="P15">…</text:p>
      <text:p text:style-name="P10"/>
      <text:h text:style-name="Heading_20_2" text:outline-level="2"><text:span text:style-name="T3">4</text:span>. Conclusão</text:h>
      <text:p text:style-name="P14">...</text:p>
      <text:h text:style-name="Heading_20_2" text:outline-level="2">Referências</text:h>
      <text:p text:style-name="P3">Ziviani, N., Projeto de Algoritmos com Implementações em Pascal e C, 2ª Edição, Editora Cengage Learning, 2009.</text:p>
      <text:p text:style-name="P4"/>
      <text:h text:style-name="Heading_20_2" text:outline-level="2">Anexos</text:h>
      <text:p text:style-name="P5">Listagem dos arquivos:</text:p>
      <text:p text:style-name="P6">principal.c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18T17:03:38.014000000</dc:date>
    <meta:editing-duration>PT7H34M29S</meta:editing-duration>
    <meta:editing-cycles>63</meta:editing-cycles>
    <meta:generator>LibreOffice/5.1.0.3$Windows_X86_64 LibreOffice_project/5e3e00a007d9b3b6efb6797a8b8e57b51ab1f737</meta:generator>
    <meta:document-statistic meta:table-count="0" meta:image-count="0" meta:object-count="0" meta:page-count="2" meta:paragraph-count="32" meta:word-count="338" meta:character-count="2022" meta:non-whitespace-character-count="1716"/>
  </office:meta>
</office:document-meta>
</file>